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8.5cm" style:type="center"/>
          <style:tab-stop style:position="16.999cm" style:type="right"/>
        </style:tab-stops>
      </style:paragraph-properties>
      <style:text-properties officeooo:rsid="00096316" officeooo:paragraph-rsid="0007a71a"/>
    </style:style>
    <style:style style:name="P2" style:family="paragraph" style:parent-style-name="Header">
      <style:paragraph-properties fo:text-align="end" style:justify-single-word="false" style:border-line-width-bottom="0cm 0.004cm 0.002cm" fo:padding="0.049cm" fo:border-left="none" fo:border-right="none" fo:border-top="none" fo:border-bottom="0.14pt double #000000">
        <style:tab-stops>
          <style:tab-stop style:position="8.5cm" style:type="center"/>
          <style:tab-stop style:position="16.999cm" style:type="right"/>
        </style:tab-stops>
      </style:paragraph-properties>
      <style:text-properties fo:color="#c9211e" loext:opacity="100%" fo:font-size="14pt" officeooo:rsid="000a8722" officeooo:paragraph-rsid="000a8722" style:font-size-asian="14pt" style:font-size-complex="14pt"/>
    </style:style>
    <style:style style:name="P3" style:family="paragraph" style:parent-style-name="Standard">
      <style:text-properties officeooo:rsid="00065dae" officeooo:paragraph-rsid="00065da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>{{tabular_block}}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>
        <style:tab-stops>
          <style:tab-stop style:position="8.5cm" style:type="center"/>
          <style:tab-stop style:position="16.999cm" style:type="right"/>
        </style:tab-stops>
      </style:paragraph-properties>
      <style:text-properties officeooo:rsid="00096316" officeooo:paragraph-rsid="0007a71a"/>
    </style:style>
    <style:style style:name="MP2" style:family="paragraph" style:parent-style-name="Header">
      <style:paragraph-properties fo:text-align="end" style:justify-single-word="false" style:border-line-width-bottom="0cm 0.004cm 0.002cm" fo:padding="0.049cm" fo:border-left="none" fo:border-right="none" fo:border-top="none" fo:border-bottom="0.14pt double #000000">
        <style:tab-stops>
          <style:tab-stop style:position="8.5cm" style:type="center"/>
          <style:tab-stop style:position="16.999cm" style:type="right"/>
        </style:tab-stops>
      </style:paragraph-properties>
      <style:text-properties fo:color="#c9211e" loext:opacity="100%" fo:font-size="14pt" officeooo:rsid="000a8722" officeooo:paragraph-rsid="000a8722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{{logo}}</text:p>
        <text:p text:style-name="MP2">{{title}}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3T22:12:20.426726501</meta:creation-date>
    <dc:date>2025-05-04T18:35:55.769059480</dc:date>
    <meta:editing-duration>PT38M5S</meta:editing-duration>
    <meta:editing-cycles>8</meta:editing-cycles>
    <meta:generator>LibreOffice/24.2.7.2$Linux_X86_64 LibreOffice_project/420$Build-2</meta:generator>
    <meta:keyword>ODT template PHP tab stops document automation</meta:keyword>
    <dc:coverage>Auto-generated with WaltDietzney ODT Template Engine for PHP.</dc:coverage>
    <dc:publisher>Walter Dietz</dc:publisher>
    <dc:source>https://github.com/WaltDietzney/odt-template-engine</dc:source>
    <dc:subject>Demonstration of paragraph tab stops, tabular blocks and key-value rendering</dc:subject>
    <dc:title>Sample 14: ODT Template Engine Demo Tabstop Document</dc:title>
    <meta:document-statistic meta:table-count="0" meta:image-count="0" meta:object-count="0" meta:page-count="1" meta:paragraph-count="3" meta:word-count="3" meta:character-count="34" meta:non-whitespace-character-count="34"/>
  </office:meta>
</office:document-meta>
</file>